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Preformatted_20_Text">
      <style:paragraph-properties style:writing-mode="lr-tb"/>
      <style:text-properties fo:font-size="14pt" style:font-size-asian="14pt" style:font-size-complex="14pt"/>
    </style:style>
    <style:style style:name="P4" style:family="paragraph" style:parent-style-name="Heading_20_1">
      <style:text-properties fo:font-size="14pt" style:font-size-asian="14pt" style:font-size-complex="14pt"/>
    </style:style>
    <style:style style:name="P5" style:family="paragraph" style:parent-style-name="Horizontal_20_Line">
      <style:text-properties fo:font-size="14pt" style:font-size-asian="14pt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>
      <style:text-properties fo:font-size="14pt" style:font-size-asian="14pt" style:font-size-complex="14pt"/>
    </style:style>
    <style:style style:name="P10" style:family="paragraph" style:parent-style-name="Text_20_body" style:list-style-name="L1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🎬 INTRO (10–15 seconds)</text:h>
      <text:p text:style-name="P9">“Hello everyone, and welcome back to AutoPyHub — where we make Python automation easy.</text:p>
      <text:p text:style-name="P9">Today, I’ll show you how to automatically organize files into folders using Python.<text:line-break/>This is a great beginner automation script, and it works for images, text files, PDFs, or any file type you want.”</text:p>
      <text:p text:style-name="P5"/>
      <text:h text:style-name="P4" text:outline-level="1">📌 STEP 1 — Project Setup</text:h>
      <text:p text:style-name="Text_20_body"><text:span text:style-name="T1">“Just like in the previous video, I created a project folder.<text:line-break/>Inside it, I have another folder called </text:span><text:span text:style-name="Strong_20_Emphasis"><text:span text:style-name="T1">Files</text:span></text:span><text:span text:style-name="T1">, and inside that, I placed a bunch of random files — text files, images, PDFs, etc.</text:span></text:p>
      <text:p text:style-name="P9">We will write a script that looks at each file, checks its file extension, and then automatically moves that file into a folder for that file type.”</text:p>
      <text:p text:style-name="P9">Show your screen with an example like:</text:p>
      <text:list xml:id="list996500734" text:style-name="L1">
        <text:list-item>
          <text:p text:style-name="P10">file1.txt</text:p>
        </text:list-item>
        <text:list-item>
          <text:p text:style-name="P10">file2.txt</text:p>
        </text:list-item>
        <text:list-item>
          <text:p text:style-name="P10">photo1.jpg</text:p>
        </text:list-item>
        <text:list-item>
          <text:p text:style-name="P10">document1.pdf</text:p>
        </text:list-item>
        <text:list-item>
          <text:p text:style-name="P10">data.csv</text:p>
        </text:list-item>
      </text:list>
      <text:p text:style-name="P5"/>
      <text:h text:style-name="P4" text:outline-level="1">📌 STEP 2 — Import the OS and SHUTIL Modules</text:h>
      <text:p text:style-name="Text_20_body"><text:span text:style-name="T1">“It’s time to open </text:span><text:span text:style-name="Strong_20_Emphasis"><text:span text:style-name="T1">main.py</text:span></text:span><text:span text:style-name="T1">.<text:line-break/>To organize files, we need two modules:</text:span></text:p>
      <text:list xml:id="list569682723" text:style-name="L2">
        <text:list-item>
          <text:p text:style-name="P7"><text:span text:style-name="Source_20_Text"><text:span text:style-name="T1">os</text:span></text:span><text:span text:style-name="T1"> → to read files and create folders</text:span></text:p>
        </text:list-item>
        <text:list-item>
          <text:p text:style-name="P7"><text:span text:style-name="Source_20_Text"><text:span text:style-name="T1">shutil</text:span></text:span><text:span text:style-name="T1"> → to move files into new folders</text:span></text:p>
        </text:list-item>
      </text:list>
      <text:p text:style-name="P9">Both are built into Python.”</text:p>
      <text:p text:style-name="P1"><text:span text:style-name="Source_20_Text"><text:span text:style-name="T1">import os</text:span></text:span></text:p>
      <text:p text:style-name="P2"><text:span text:style-name="Source_20_Text"><text:span text:style-name="T1">import shutil</text:span></text:span></text:p>
      <text:p text:style-name="P5"/>
      <text:h text:style-name="P4" text:outline-level="1"><text:soft-page-break/>📌 STEP 3 — Select the Folder Path</text:h>
      <text:p text:style-name="P9">“Next, we select the folder where the files are located.”</text:p>
      <text:p text:style-name="P2"><text:span text:style-name="Source_20_Text"><text:span text:style-name="T1">folder_path = "./Files"</text:span></text:span></text:p>
      <text:p text:style-name="P9">“Again, I’m using a relative path because our script and Files folder live in the same directory.”</text:p>
      <text:p text:style-name="P5"/>
      <text:h text:style-name="P4" text:outline-level="1">📌 STEP 4 — Read All Files in the Folder</text:h>
      <text:p text:style-name="Text_20_body"><text:span text:style-name="T1">“We get all files inside the folder using </text:span><text:span text:style-name="Source_20_Text"><text:span text:style-name="T1">os.listdir</text:span></text:span><text:span text:style-name="T1">.”</text:span></text:p>
      <text:p text:style-name="P2"><text:span text:style-name="Source_20_Text"><text:span text:style-name="T1">files = os.listdir(folder_path)</text:span></text:span></text:p>
      <text:p text:style-name="P9">“This gives us a list of the file names.”</text:p>
      <text:p text:style-name="P5"/>
      <text:h text:style-name="P4" text:outline-level="1">📌 STEP 5 — Loop Through the Files and Detect Extensions</text:h>
      <text:p text:style-name="P9">“We loop through each file, get its extension, and use that to decide where it should go.”</text:p>
      <text:p text:style-name="P1"><text:span text:style-name="Source_20_Text"><text:span text:style-name="T1">for file in files:</text:span></text:span></text:p>
      <text:p text:style-name="P2"><text:span text:style-name="Source_20_Text"><text:span text:style-name="T1"><text:s text:c="4"/>name, extension = os.path.splitext(file)</text:span></text:span></text:p>
      <text:p text:style-name="P9">Explain:</text:p>
      <text:list xml:id="list3320976249" text:style-name="L3">
        <text:list-item>
          <text:p text:style-name="P8"><text:span text:style-name="Source_20_Text"><text:span text:style-name="T1">name</text:span></text:span><text:span text:style-name="T1"> → “file1”</text:span></text:p>
        </text:list-item>
        <text:list-item>
          <text:p text:style-name="P8"><text:span text:style-name="Source_20_Text"><text:span text:style-name="T1">extension</text:span></text:span><text:span text:style-name="T1"> → “.txt”</text:span></text:p>
        </text:list-item>
      </text:list>
      <text:p text:style-name="P5"/>
      <text:h text:style-name="P4" text:outline-level="1">📌 STEP 6 — Create a Folder for Each File Type (If It Doesn’t Exist)</text:h>
      <text:p text:style-name="P9">“For each file type, we create a folder if it doesn’t already exist.”</text:p>
      <text:p text:style-name="P1"><text:span text:style-name="Source_20_Text"><text:span text:style-name="T1"><text:s text:c="4"/>extension_folder = extension.replace(".", "").upper()</text:span></text:span></text:p>
      <text:p text:style-name="P3"/>
      <text:p text:style-name="P1"><text:span text:style-name="Source_20_Text"><text:span text:style-name="T1"><text:s text:c="4"/>new_folder = os.path.join(folder_path, extension_folder)</text:span></text:span></text:p>
      <text:p text:style-name="P3"/>
      <text:p text:style-name="P1"><text:span text:style-name="Source_20_Text"><text:span text:style-name="T1"><text:s text:c="4"/>if not os.path.exists(new_folder):</text:span></text:span></text:p>
      <text:p text:style-name="P2"><text:span text:style-name="Source_20_Text"><text:span text:style-name="T1"><text:s text:c="8"/>os.makedirs(new_folder)</text:span></text:span></text:p>
      <text:p text:style-name="Text_20_body"><text:soft-page-break/><text:span text:style-name="T1">“So if the file is </text:span><text:span text:style-name="Source_20_Text"><text:span text:style-name="T1">.txt</text:span></text:span><text:span text:style-name="T1">, this creates a folder named </text:span><text:span text:style-name="Strong_20_Emphasis"><text:span text:style-name="T1">TXT</text:span></text:span><text:span text:style-name="T1">.”</text:span></text:p>
      <text:p text:style-name="P5"/>
      <text:h text:style-name="P4" text:outline-level="1">📌 STEP 7 — Move the File into the Correct Folder</text:h>
      <text:p text:style-name="P9">“Finally, we move the file into its new folder.”</text:p>
      <text:p text:style-name="P1"><text:span text:style-name="Source_20_Text"><text:span text:style-name="T1"><text:s text:c="4"/>old_path = os.path.join(folder_path, file)</text:span></text:span></text:p>
      <text:p text:style-name="P1"><text:span text:style-name="Source_20_Text"><text:span text:style-name="T1"><text:s text:c="4"/>new_path = os.path.join(new_folder, file)</text:span></text:span></text:p>
      <text:p text:style-name="P3"/>
      <text:p text:style-name="P2"><text:span text:style-name="Source_20_Text"><text:span text:style-name="T1"><text:s text:c="4"/>shutil.move(old_path, new_path)</text:span></text:span></text:p>
      <text:p text:style-name="P9">“This organizes everything automatically.”</text:p>
      <text:p text:style-name="P5"/>
      <text:h text:style-name="P4" text:outline-level="1">📌 FINAL CODE (Show on screen)</text:h>
      <text:p text:style-name="P1"><text:span text:style-name="Source_20_Text"><text:span text:style-name="T1">import os</text:span></text:span></text:p>
      <text:p text:style-name="P1"><text:span text:style-name="Source_20_Text"><text:span text:style-name="T1">import shutil</text:span></text:span></text:p>
      <text:p text:style-name="P3"/>
      <text:p text:style-name="P1"><text:span text:style-name="Source_20_Text"><text:span text:style-name="T1">folder_path = "./Files"</text:span></text:span></text:p>
      <text:p text:style-name="P3"/>
      <text:p text:style-name="P1"><text:span text:style-name="Source_20_Text"><text:span text:style-name="T1">files = os.listdir(folder_path)</text:span></text:span></text:p>
      <text:p text:style-name="P3"/>
      <text:p text:style-name="P1"><text:span text:style-name="Source_20_Text"><text:span text:style-name="T1">for file in files:</text:span></text:span></text:p>
      <text:p text:style-name="P1"><text:span text:style-name="Source_20_Text"><text:span text:style-name="T1"><text:s text:c="4"/>name, extension = os.path.splitext(file)</text:span></text:span></text:p>
      <text:p text:style-name="P3"/>
      <text:p text:style-name="P1"><text:span text:style-name="Source_20_Text"><text:span text:style-name="T1"><text:s text:c="4"/>extension_folder = extension.replace(".", "").upper()</text:span></text:span></text:p>
      <text:p text:style-name="P3"/>
      <text:p text:style-name="P1"><text:span text:style-name="Source_20_Text"><text:span text:style-name="T1"><text:s text:c="4"/>new_folder = os.path.join(folder_path, extension_folder)</text:span></text:span></text:p>
      <text:p text:style-name="P3"/>
      <text:p text:style-name="P1"><text:span text:style-name="Source_20_Text"><text:span text:style-name="T1"><text:s text:c="4"/>if not os.path.exists(new_folder):</text:span></text:span></text:p>
      <text:p text:style-name="P1"><text:span text:style-name="Source_20_Text"><text:span text:style-name="T1"><text:s text:c="8"/>os.makedirs(new_folder)</text:span></text:span></text:p>
      <text:p text:style-name="P3"/>
      <text:p text:style-name="P1"><text:span text:style-name="Source_20_Text"><text:span text:style-name="T1"><text:s text:c="4"/>old_path = os.path.join(folder_path, file)</text:span></text:span></text:p>
      <text:p text:style-name="P1"><text:span text:style-name="Source_20_Text"><text:span text:style-name="T1"><text:s text:c="4"/>new_path = os.path.join(new_folder, file)</text:span></text:span></text:p>
      <text:p text:style-name="P3"/>
      <text:p text:style-name="P2"><text:span text:style-name="Source_20_Text"><text:span text:style-name="T1"><text:s text:c="4"/>shutil.move(old_path, new_path)</text:span></text:span></text:p>
      <text:p text:style-name="P5"/>
      <text:h text:style-name="P4" text:outline-level="1"><text:soft-page-break/>🎬 OUTRO (10–15 seconds)</text:h>
      <text:p text:style-name="P9">“And that’s it! You just created a Python script that automatically organizes files into folders. It’s a super useful automation, especially if you download a lot of files or handle mixed file types.</text:p>
      <text:p text:style-name="P9">If you enjoyed this tutorial and want more automation scripts, subscribe — we have much more coming here on AutoPyHub!”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20T07:36:49.971000000</meta:creation-date>
    <dc:date>2025-11-20T07:42:45.369000000</dc:date>
    <meta:editing-duration>PT3M48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4" meta:paragraph-count="64" meta:word-count="481" meta:character-count="3089" meta:non-whitespace-character-count="2601"/>
  </office:meta>
</office:document-meta>
</file>